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57" style:parent-style-name="Graphics">
      <style:graphic-properties draw:fill="none" draw:stroke="none"/>
    </style:style>
    <style:style style:family="graphic" style:name="a358" style:parent-style-name="Graphics">
      <style:graphic-properties draw:fill="none" draw:stroke="non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draw:style-name="a357" draw:name="Picture 4" svg:x="1.625in" svg:y="1.04687in" svg:width="10.08333in" svg:height="5.40625in" style:rel-width="scale" style:rel-height="scale">
          <draw:image xlink:href="media/image1.png" xlink:type="simple" xlink:show="embed" xlink:actuate="onLoad"/>
          <svg:title/>
          <svg:desc/>
        </draw:frame>
        <draw:frame draw:id="id64" draw:style-name="a358" draw:transform="translate(-0.32383in -0.13693in) rotate(-1.1318) translate(2.50999in 4.67689in)" draw:name="Picture 12" svg:width="0.64766in" svg:height="0.27386in" style:rel-width="scale" style:rel-height="scale">
          <draw:image xlink:href="media/image2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2/07/2021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2/07/2021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2/07/2021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2/07/2021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2/07/2021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2/07/2021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2/07/2021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2/07/2021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2/07/2021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2/07/2021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2/07/2021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2/07/2021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Chinnock, Mark</meta:initial-creator>
    <dc:creator>Chinnock, Mark</dc:creator>
    <meta:creation-date>2021-07-12T08:58:35Z</meta:creation-date>
    <dc:date>2021-07-12T17:40:42Z</dc:date>
    <meta:editing-cycles>1</meta:editing-cycles>
    <meta:editing-duration>PT5088S</meta:editing-duration>
    <meta:document-statistic meta:paragraph-count="0" meta:word-count="0"/>
  </office:meta>
</office:document-meta>
</file>